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49cm"/>
    </style:style>
    <style:style style:name="gr8" style:family="graphic" style:parent-style-name="standard">
      <style:graphic-properties draw:stroke="none" svg:stroke-color="#000000" draw:fill="none" draw:fill-color="#ffffff" fo:min-height="0.463cm"/>
    </style:style>
    <style:style style:name="gr9" style:family="graphic" style:parent-style-name="standard">
      <style:graphic-properties draw:stroke="none" svg:stroke-color="#000000" draw:fill="none" draw:fill-color="#ffffff" fo:min-height="0.958cm"/>
    </style:style>
    <style:style style:name="gr10" style:family="graphic" style:parent-style-name="standard">
      <style:graphic-properties draw:stroke="none" svg:stroke-color="#000000" draw:fill="none" draw:fill-color="#ffffff" fo:min-height="0.4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family="'Gill Sans'" style:font-family-generic="swiss" style:font-pitch="variable" fo:font-size="10pt"/>
    </style:style>
    <style:style style:name="P4" style:family="paragraph">
      <style:text-properties fo:font-family="'Gill Sans'" style:font-family-generic="swiss" style:font-pitch="variable" fo:font-size="10pt" style:font-size-asian="18pt" style:font-size-complex="18pt"/>
    </style:style>
    <style:style style:name="T1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2.1cm" svg:x="4.6cm" svg:y="2cm">
          <text:p text:style-name="P1">M0</text:p>
          <text:p text:style-name="P1">...</text:p>
          <text:p text:style-name="P1">I0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cm" svg:y1="3.3cm" svg:x2="4.6cm" svg:y2="3.3cm">
          <text:p/>
        </draw:line>
        <draw:line draw:style-name="gr2" draw:text-style-name="P1" draw:layer="layout" svg:x1="5.799cm" svg:y1="2.899cm" svg:x2="4.599cm" svg:y2="2.899cm">
          <text:p/>
        </draw:line>
        <draw:custom-shape draw:style-name="gr1" draw:text-style-name="P1" xml:id="id2" draw:id="id2" draw:layer="layout" svg:width="1.2cm" svg:height="2.1cm" svg:x="3.6cm" svg:y="4.999cm">
          <text:p text:style-name="P1">M2</text:p>
          <text:p text:style-name="P1">...</text:p>
          <text:p text:style-name="P1">I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cm" svg:y1="6.299cm" svg:x2="3.6cm" svg:y2="6.299cm">
          <text:p/>
        </draw:line>
        <draw:line draw:style-name="gr2" draw:text-style-name="P1" draw:layer="layout" svg:x1="4.799cm" svg:y1="5.898cm" svg:x2="3.599cm" svg:y2="5.898cm">
          <text:p/>
        </draw:line>
        <draw:custom-shape draw:style-name="gr1" draw:text-style-name="P1" xml:id="id3" draw:id="id3" draw:layer="layout" svg:width="1.2cm" svg:height="2.1cm" svg:x="2.6cm" svg:y="7.999cm">
          <text:p text:style-name="P1">M3</text:p>
          <text:p text:style-name="P1">...</text:p>
          <text:p text:style-name="P1">I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cm" svg:y1="9.299cm" svg:x2="2.6cm" svg:y2="9.299cm">
          <text:p/>
        </draw:line>
        <draw:line draw:style-name="gr2" draw:text-style-name="P1" draw:layer="layout" svg:x1="3.799cm" svg:y1="8.898cm" svg:x2="2.599cm" svg:y2="8.898cm">
          <text:p/>
        </draw:line>
        <draw:frame draw:style-name="gr3" draw:text-style-name="P2" draw:layer="layout" svg:width="1.5cm" svg:height="0.802cm" svg:x="3.3cm" svg:y="4cm">
          <draw:text-box>
            <text:p text:style-name="P2">A, B</text:p>
          </draw:text-box>
        </draw:frame>
        <draw:connector draw:style-name="gr4" draw:text-style-name="P1" draw:layer="layout" draw:type="line" svg:x1="5.2cm" svg:y1="4.1cm" svg:x2="4.2cm" svg:y2="4.999cm" draw:start-shape="id1" draw:start-glue-point="2" draw:end-shape="id2" draw:end-glue-point="0" svg:d="m5200 4100-1000 899">
          <text:p/>
        </draw:connector>
        <draw:connector draw:style-name="gr4" draw:text-style-name="P1" draw:layer="layout" draw:type="line" svg:x1="4.2cm" svg:y1="7.099cm" svg:x2="3.2cm" svg:y2="7.999cm" draw:start-shape="id2" draw:start-glue-point="2" draw:end-shape="id3" draw:end-glue-point="0" svg:d="m4200 7099-1000 900">
          <text:p/>
        </draw:connector>
        <draw:custom-shape draw:style-name="gr5" draw:text-style-name="P1" xml:id="id4" draw:id="id4" draw:layer="layout" svg:width="1.2cm" svg:height="0.9cm" svg:x="5.6cm" svg:y="5cm">
          <text:p text:style-name="P1">M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.2cm" svg:y1="4.1cm" svg:x2="6.2cm" svg:y2="5cm" draw:start-shape="id1" draw:start-glue-point="2" draw:end-shape="id4" draw:end-glue-point="0" svg:d="m5200 4100 1000 900">
          <text:p/>
        </draw:connector>
        <draw:frame draw:style-name="gr3" draw:text-style-name="P2" draw:layer="layout" svg:width="1.5cm" svg:height="0.802cm" svg:x="2.3cm" svg:y="7cm">
          <draw:text-box>
            <text:p text:style-name="P2">C, D</text:p>
          </draw:text-box>
        </draw:frame>
        <draw:custom-shape draw:style-name="gr1" draw:text-style-name="P3" draw:layer="layout" svg:width="0.966cm" svg:height="1.672cm" svg:x="11.168cm" svg:y="4.763cm">
          <text:p text:style-name="P3">M</text:p>
          <text:p text:style-name="P3">...</text:p>
          <text:p text:style-name="P3">I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134cm" svg:y1="5.879cm" svg:x2="11.168cm" svg:y2="5.879cm">
          <text:p/>
        </draw:line>
        <draw:line draw:style-name="gr2" draw:text-style-name="P3" draw:layer="layout" svg:x1="12.133cm" svg:y1="5.479cm" svg:x2="11.167cm" svg:y2="5.479cm">
          <text:p/>
        </draw:line>
        <draw:custom-shape draw:style-name="gr5" draw:text-style-name="P3" draw:layer="layout" svg:width="0.966cm" svg:height="0.716cm" svg:x="11.208cm" svg:y="6.795cm">
          <text:p text:style-name="P3">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.846cm" svg:y1="8.029cm" svg:x2="12.468cm" svg:y2="8.024cm" svg:d="m10846 8029 1622-5">
          <text:p/>
        </draw:connector>
        <draw:connector draw:style-name="gr4" draw:text-style-name="P3" draw:layer="layout" draw:type="line" svg:x1="10.845cm" svg:y1="8.706cm" svg:x2="12.467cm" svg:y2="8.701cm" svg:d="m10845 8706 1622-5">
          <text:p/>
        </draw:connector>
        <draw:frame draw:style-name="gr7" draw:text-style-name="P4" draw:layer="layout" svg:width="0.644cm" svg:height="0.699cm" svg:x="11.168cm" svg:y="8.188cm">
          <draw:text-box>
            <text:p text:style-name="P4">X</text:p>
          </draw:text-box>
        </draw:frame>
        <draw:frame draw:style-name="gr8" draw:text-style-name="P4" draw:layer="layout" svg:width="3.624cm" svg:height="0.713cm" svg:x="12.376cm" svg:y="6.874cm">
          <draw:text-box>
            <text:p text:style-name="P4"><text:span text:style-name="T1">Basic module</text:span></text:p>
          </draw:text-box>
        </draw:frame>
        <draw:frame draw:style-name="gr9" draw:text-style-name="P4" draw:layer="layout" svg:width="3.624cm" svg:height="1.208cm" svg:x="12.376cm" svg:y="7.67cm">
          <draw:text-box>
            <text:p text:style-name="P4"><text:span text:style-name="T1">Unnamed imports</text:span></text:p>
          </draw:text-box>
        </draw:frame>
        <draw:frame draw:style-name="gr10" draw:text-style-name="P4" draw:layer="layout" svg:width="3.624cm" svg:height="0.714cm" svg:x="12.376cm" svg:y="8.386cm">
          <draw:text-box>
            <text:p text:style-name="P4"><text:span text:style-name="T1">Named imports</text:span></text:p>
          </draw:text-box>
        </draw:frame>
        <draw:frame draw:style-name="gr9" draw:text-style-name="P4" draw:layer="layout" svg:width="3.624cm" svg:height="1.208cm" svg:x="12.295cm" svg:y="5.122cm">
          <draw:text-box>
            <text:p text:style-name="P4"><text:span text:style-name="T1">Developed modu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3T16:56:46</meta:creation-date>
    <dc:date>2013-09-23T17:09:11</dc:date>
    <meta:editing-duration>P0D</meta:editing-duration>
    <meta:editing-cycles>1</meta:editing-cycles>
    <meta:document-statistic meta:object-count="26"/>
    <meta:generator>LibreOffice/3.5$MacOSX_x86 LibreOffice_project/e0fbe70-dcba98b-297ab39-994e618-0f858f0</meta:generator>
  </office:meta>
</office:document-meta>
</file>